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688d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b9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396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officeooo:rsid="001494f3" officeooo:paragraph-rsid="001494f3"/>
    </style:style>
    <style:style style:name="P9" style:family="paragraph" style:parent-style-name="Standard">
      <style:paragraph-properties fo:break-before="page"/>
      <style:text-properties officeooo:rsid="0013f662" officeooo:paragraph-rsid="0013f662"/>
    </style:style>
    <style:style style:name="T1" style:family="text">
      <style:text-properties officeooo:rsid="0010aeb1"/>
    </style:style>
    <style:style style:name="T2" style:family="text">
      <style:text-properties officeooo:rsid="001494f3"/>
    </style:style>
    <style:style style:name="T3" style:family="text">
      <style:text-properties officeooo:rsid="001a44c2"/>
    </style:style>
    <style:style style:name="T4" style:family="text">
      <style:text-properties officeooo:rsid="001bed7e"/>
    </style:style>
    <style:style style:name="T5" style:family="text">
      <style:text-properties officeooo:rsid="001cdf03"/>
    </style:style>
    <style:style style:name="T6" style:family="text">
      <style:text-properties officeooo:rsid="001da444"/>
    </style:style>
    <style:style style:name="T7" style:family="text">
      <style:text-properties officeooo:rsid="001ee12c"/>
    </style:style>
    <style:style style:name="T8" style:family="text">
      <style:text-properties officeooo:rsid="001f396e"/>
    </style:style>
    <style:style style:name="T9" style:family="text">
      <style:text-properties officeooo:rsid="00208425"/>
    </style:style>
    <style:style style:name="T10" style:family="text">
      <style:text-properties officeooo:rsid="00219a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pan text:style-name="T3"><text:s text:c="42"/>Example 1</text:span> <text:s text:c="6"/></text:p>
            <text:p text:style-name="P1"><text:span text:style-name="T3">{</text:span>unsigned int PORT_1;</text:p>
            <text:p text:style-name="P1"/>
            <text:p text:style-name="P1">setup_328_HW;</text:p>
            <text:p text:style-name="P1">sei();</text:p>
            <text:p text:style-name="P1">PORT_1 = 1;</text:p>
            <text:p text:style-name="P1">for(int m = 0; m &lt;=15; m++)</text:p>
            <text:p text:style-name="P1"><text:span text:style-name="T3">{</text:span>One_wire_Tx_2_integers(PORT_1, PORT_1);</text:p>
            <text:p text:style-name="P1">_delay_ms(30);</text:p>
            <text:p text:style-name="P1">PORT_1 = PORT_1 &lt;&lt; 1;}</text:p>
            <text:p text:style-name="P1">SW_reset;</text:p>
            <text:p text:style-name="P1">return 1;}</text:p>
          </table:table-cell>
          <table:table-cell table:style-name="Table1.B1" office:value-type="string">
            <text:p text:style-name="P5">int main (void) <text:s text:c="45"/><text:span text:style-name="T1">Example_2</text:span></text:p>
            <text:p text:style-name="P1"><text:span text:style-name="T3">{</text:span>unsigned int PORT_1, m = 0, n = 0;</text:p>
            <text:p text:style-name="P1"/>
            <text:p text:style-name="P2">setup_328_HW; <text:s text:c="2"/></text:p>
            <text:p text:style-name="P1">sei();</text:p>
            <text:p text:style-name="P1">PORT_1 = 1;</text:p>
            <text:p text:style-name="P1">while(1)</text:p>
            <text:p text:style-name="P1"><text:span text:style-name="T3">{</text:span>One_wire_Tx_2_integers(PORT_1 &lt;&lt; m, PORT_1 &lt;&lt; m);</text:p>
            <text:p text:style-name="P1">_delay_ms(30);</text:p>
            <text:p text:style-name="P1">if (!(n)) m += 1; if (m == 16)n = 1; 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44"/><text:span text:style-name="T1">Example 3</text:span></text:p>
            <text:p text:style-name="P1"><text:span text:style-name="T3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3">{</text:span>PORT_1 = <text:span text:style-name="T10">0b000000000000000</text:span>1; <text:s text:c="3"/>//<text:span text:style-name="T10">1</text:span></text:p>
            <text:p text:style-name="P1">PORT_2 = <text:span text:style-name="T9">0b1000000000000000; <text:s text:c="4"/>//</text:span>0x8000;</text:p>
            <text:p text:style-name="P1">for(int m = 0; m &lt;=15; m++)</text:p>
            <text:p text:style-name="P1"><text:span text:style-name="T3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4"/><text:span text:style-name="T1">Example 4</text:span></text:p>
            <text:p text:style-name="P1"><text:span text:style-name="T4">{</text:span>unsigned long PORT_1, PORT_2;</text:p>
            <text:p text:style-name="P1"/>
            <text:p text:style-name="P1">setup_328_HW; </text:p>
            <text:p text:style-name="P1">sei();</text:p>
            <text:p text:style-name="P1">while(1)</text:p>
            <text:p text:style-name="P1"><text:span text:style-name="T4">{</text:span>PORT_1 = 1;</text:p>
            <text:p text:style-name="P1">PORT_2 = 0x80000000;</text:p>
            <text:p text:style-name="P1">for(int m = 0; m &lt;=31; m++)</text:p>
            <text:p text:style-name="P1"><text:span text:style-name="T5">{</text:span>One_wire_Tx_2_integers(PORT_1, PORT_2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4"/><text:span text:style-name="T1">Example 5</text:span></text:p>
            <text:p text:style-name="P1"><text:span text:style-name="T6">{</text:span>unsigned int PORT_1, PORT_2;</text:p>
            <text:p text:style-name="P1"/>
            <text:p text:style-name="P1">setup_328_HW;</text:p>
            <text:p text:style-name="P1">sei();</text:p>
            <text:p text:style-name="P1">while(1)</text:p>
            <text:p text:style-name="P1"><text:span text:style-name="T6">{</text:span>PORT_1 = 1;</text:p>
            <text:p text:style-name="P1">PORT_2 = 0x8000;</text:p>
            <text:p text:style-name="P1">for(int m = 0; m &lt;=7; m++)</text:p>
            <text:p text:style-name="P1"><text:span text:style-name="T6">{</text:span>One_wire_Tx_2_integers(PORT_1 | PORT_2,</text:p>
            <text:p text:style-name="P1">(PORT_1 &lt;&lt; 8) <text:s/>| (PORT_2 &gt;&gt; 8));</text:p>
            <text:p text:style-name="P1">_delay_ms(30);</text:p>
            <text:p text:style-name="P1">PORT_1 = PORT_1 &lt;&lt; 1;</text:p>
            <text:p text:style-name="P1">PORT_2 = PORT_2 &gt;&gt; 1;}}</text:p>
            <text:p text:style-name="P1">return 1;}</text:p>
          </table:table-cell>
          <table:table-cell table:style-name="Table1.B2" office:value-type="string">
            <text:p text:style-name="P6">int main (void) <text:s text:c="43"/><text:span text:style-name="T1">Example 6</text:span></text:p>
            <text:p text:style-name="P1"><text:span text:style-name="T7">{</text:span>unsigned int PORT_1, PORT_2, m = 0, n = 0;</text:p>
            <text:p text:style-name="P1"/>
            <text:p text:style-name="P1">setup_328_HW;</text:p>
            <text:p text:style-name="P1">sei();</text:p>
            <text:p text:style-name="P1">PORT_1 = 1;</text:p>
            <text:p text:style-name="P1">PORT_2 = 0x8000;</text:p>
            <text:p text:style-name="P1">while(1)</text:p>
            <text:p text:style-name="P1"><text:span text:style-name="T7">{</text:span>One_wire_Tx_2_integers(PORT_1 &lt;&lt; m, PORT_2 &gt;&gt; m);</text:p>
            <text:p text:style-name="P1">_delay_ms(30);</text:p>
            <text:p text:style-name="P1">if (!(n)) m += 1;</text:p>
            <text:p text:style-name="P1">if (m == 16)n = 1;</text:p>
            <text:p text:style-name="P1">if (n == 1)m -= 1;</text:p>
            <text:p text:style-name="P1">if (m == 0)n = 0;}</text:p>
            <text:p text:style-name="P1">return 1;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int main (void) <text:s text:c="42"/><text:span text:style-name="T1">Example 7</text:span></text:p>
            <text:p text:style-name="P3"><text:span text:style-name="T7">{</text:span>unsigned int PORT_1=1;</text:p>
            <text:p text:style-name="P3">char m=1;</text:p>
            <text:p text:style-name="P3">char overflow=0; </text:p>
            <text:p text:style-name="P3"><text:s text:c="16"/></text:p>
            <text:p text:style-name="P3">setup_328_HW;</text:p>
            <text:p text:style-name="P3">while(1) </text:p>
            <text:p text:style-name="P3"><text:span text:style-name="T7">{</text:span>One_wire_Tx_2_integers(PORT_1, ~PORT_1); </text:p>
            <text:p text:style-name="P3"><text:s text:c="2"/>_delay_ms(60); <text:s text:c="3"/></text:p>
            <text:p text:style-name="P7"><text:s text:c="2"/>if (m&lt;=5)</text:p>
            <text:p text:style-name="P7">{PORT_1 |= (PORT_1 &lt;&lt; 1);m += 1;} <text:s text:c="7"/></text:p>
            <text:p text:style-name="P3"><text:s text:c="2"/>else PORT_1 = PORT_1 &lt;&lt; 1; <text:s text:c="6"/></text:p>
            <text:p text:style-name="P3"><text:s text:c="2"/>if(overflow)PORT_1 |= 1; </text:p>
            <text:p text:style-name="P3"><text:s text:c="2"/>if (PORT_1 &amp; 0x8000) overflow=1;</text:p>
            <text:p text:style-name="P3"><text:s text:c="2"/>else overflow = 0;}}</text:p>
          </table:table-cell>
          <table:table-cell table:style-name="Table1.B2" office:value-type="string">
            <text:p text:style-name="P6">int main (void) <text:s text:c="43"/><text:span text:style-name="T1">Example 8</text:span></text:p>
            <text:p text:style-name="P4"><text:span text:style-name="T8">{</text:span>unsigned int random_num;</text:p>
            <text:p text:style-name="P4">long PORT_1 = 1, PORT_2 = 1;</text:p>
            <text:p text:style-name="P4"/>
            <text:p text:style-name="P4">setup_328_HW;</text:p>
            <text:p text:style-name="P4">while (1) </text:p>
            <text:p text:style-name="P4"><text:s/><text:span text:style-name="T8">{</text:span>random_num = (PRN_16bit_GEN(0)) % 3;</text:p>
            <text:p text:style-name="P4"><text:s/>for (int m = 0; m &lt; random_num; m++)</text:p>
            <text:p text:style-name="P4"><text:s/>{ if (!(PORT_1 = ((PORT_1 * 2) % 0x10000)))</text:p>
            <text:p text:style-name="P4"><text:s/>PORT_1= 1; }</text:p>
            <text:p text:style-name="P4"><text:s/>if (!(PORT_2 = ((PORT_2 * 2) % 0x10000)))</text:p>
            <text:p text:style-name="P4"><text:s/>PORT_2= 1;</text:p>
            <text:p text:style-name="P4"><text:s/>One_wire_Tx_2_integers(PORT_1, PORT_2);</text:p>
            <text:p text:style-name="P4"><text:s/>Timer_T2_10mS_delay_x_m(4);}}</text:p>
          </table:table-cell>
        </table:table-row>
      </table:table>
      <text:p text:style-name="Standard"><text:soft-page-break/></text:p>
      <text:p text:style-name="P9">Example 1<text:tab/><text:span text:style-name="T2">One bar sweep right to left</text:span></text:p>
      <text:p text:style-name="P8">Example 2<text:tab/>One bar sweep right to left and back to right again</text:p>
      <text:p text:style-name="P8">Example 3<text:tab/>Both half bars running back and forth together</text:p>
      <text:p text:style-name="P8">Example 4<text:tab/>Single half bar runs back and forth</text:p>
      <text:p text:style-name="P8">Example 5<text:tab/>Four half bars execute two ellipses</text:p>
      <text:p text:style-name="P8">Example 6<text:tab/>Two half bars execute see-saw motion</text:p>
      <text:p text:style-name="P8">Example 7<text:tab/>Multi bar display</text:p>
      <text:p text:style-name="P8">Example 8<text:tab/>Leds sweep left to right with random mo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1-11T13:11:27.136000000</dc:date>
    <meta:editing-duration>PT53M9S</meta:editing-duration>
    <meta:editing-cycles>14</meta:editing-cycles>
    <meta:generator>LibreOffice/6.2.8.2$Windows_X86_64 LibreOffice_project/f82ddfca21ebc1e222a662a32b25c0c9d20169ee</meta:generator>
    <meta:document-statistic meta:table-count="1" meta:image-count="0" meta:object-count="0" meta:page-count="3" meta:paragraph-count="112" meta:word-count="440" meta:character-count="2956" meta:non-whitespace-character-count="2201"/>
  </office:meta>
</office:document-meta>
</file>